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8"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9" style:family="graphic">
      <style:graphic-properties style:writing-mode="lr-tb"/>
    </style:style>
    <style:style style:name="gr1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9"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5"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3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writing-mode="lr-tb"/>
      <style:paragraph-properties style:writing-mode="lr-tb"/>
    </style:style>
    <style:style style:name="gr45" style:family="graphic" style:parent-style-name="objectwithoutfill">
      <style:graphic-properties draw:fill="none" draw:textarea-vertical-align="middle"/>
    </style:style>
    <style:style style:name="gr4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4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3"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5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1"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62" style:family="graphic" style:parent-style-name="standard">
      <style:graphic-properties draw:textarea-vertical-align="middle"/>
    </style:style>
    <style:style style:name="gr63" style:family="graphic" style:parent-style-name="objectwithoutfill">
      <style:graphic-properties draw:stroke="dash" draw:stroke-dash="Double_20_Dash_20__28_Rounded_29_" svg:stroke-width="0.05cm" draw:marker-start="Arrowheads_20_1" draw:marker-start-width="0.375cm" draw:marker-end="Arrowheads_20_2" draw:marker-end-width="0.375cm" svg:stroke-linecap="round" draw:fill="none" draw:textarea-vertical-align="middle" fo:padding-top="0.15cm" fo:padding-bottom="0.15cm" fo:padding-left="0.275cm" fo:padding-right="0.275cm"/>
    </style:style>
    <style:style style:name="gr64" style:family="graphic" style:parent-style-name="standard">
      <style:graphic-properties draw:stroke="none" svg:stroke-color="#000000" draw:fill="none" draw:fill-color="#ffffff" draw:textarea-horizontal-align="left" draw:auto-grow-height="true" draw:auto-grow-width="false" fo:min-height="0.712cm" fo:min-width="1.067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2.808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712cm" fo:min-width="2.933cm"/>
      <style:paragraph-properties style:writing-mode="lr-tb"/>
    </style:style>
    <style:style style:name="gr6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1"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style>
    <style:style style:name="P15"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7f7f7f"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4" draw:id="id4">
          <draw:path draw:style-name="gr1" draw:text-style-name="P1" draw:layer="layout" svg:width="1.09cm" svg:height="0.979cm" svg:x="7.467cm" svg:y="12.447cm" svg:viewBox="0 0 1091 980" svg:d="M0 980c475 0 1091-280 1091-560s-18-420-364-420c0 300-727 579-727 980z">
            <text:p/>
          </draw:path>
          <draw:path draw:style-name="gr2" draw:text-style-name="P2" draw:layer="layout" svg:width="2.666cm" svg:height="1.68cm" svg:x="5.528cm" svg:y="11.817cm" svg:viewBox="0 0 2667 1681" svg:d="M2667 0c0 0 0 1121-1 840 2 491-575 841-1331 841s-1334-350-1335-841c1 1 0-350 0-840 0 490 606 840 1334 840s1333-350 1333-840z">
            <text:p/>
          </draw:path>
          <draw:path draw:style-name="gr3" draw:text-style-name="P3" draw:layer="layout" svg:width="2.665cm" svg:height="1.678cm" svg:x="5.527cm" svg:y="10.977cm" svg:viewBox="0 0 2666 1679" svg:d="M1333 0c756 0 1333 363 1333 839s-577 840-1333 840-1333-364-1333-840 577-839 1333-839z">
            <text:p/>
          </draw:path>
          <draw:polygon draw:style-name="gr4" draw:text-style-name="P4" draw:layer="layout" svg:width="0.727cm" svg:height="0.419cm" svg:x="6.982cm" svg:y="11.887cm" svg:viewBox="0 0 728 420" draw:points="364,0 243,70 728,350 606,420 121,140 0,210 0,0">
            <text:p/>
          </draw:polygon>
          <draw:polygon draw:style-name="gr5" draw:text-style-name="P4" draw:layer="layout" svg:width="0.726cm" svg:height="0.419cm" svg:x="6.012cm" svg:y="11.327cm" svg:viewBox="0 0 727 420" draw:points="606,280 727,210 727,420 363,420 484,350 0,70 121,0">
            <text:p/>
          </draw:polygon>
          <draw:polygon draw:style-name="gr6" draw:text-style-name="P4" draw:layer="layout" svg:width="0.727cm" svg:height="0.419cm" svg:x="6.012cm" svg:y="11.887cm" svg:viewBox="0 0 728 420" draw:points="121,280 607,0 728,70 242,350 363,420 0,420 0,210">
            <text:p/>
          </draw:polygon>
          <draw:polygon draw:style-name="gr7" draw:text-style-name="P4" draw:layer="layout" svg:width="0.726cm" svg:height="0.419cm" svg:x="6.982cm" svg:y="11.327cm" svg:viewBox="0 0 727 420" draw:points="484,70 363,0 727,0 727,210 606,140 121,420 0,350">
            <text:p/>
          </draw:polygon>
          <draw:path draw:style-name="gr8" draw:text-style-name="P5" draw:layer="layout" svg:width="2.667cm" svg:height="2.519cm" svg:x="5.527cm" svg:y="10.977cm" svg:viewBox="0 0 2668 2520" svg:d="M1333 0c756 0 1335 364 1335 840l-1 840c0 490-606 840-1333 840s-1334-350-1334-840c0 0 1-840 0-841 0-476 577-839 1333-839z">
            <text:p/>
          </draw:path>
        </draw:g>
        <draw:g draw:style-name="gr9" xml:id="id7" draw:id="id7">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0" draw:text-style-name="P1" draw:layer="layout" svg:width="1.851cm" svg:height="1.189cm" svg:x="6.996cm" svg:y="16.037cm" svg:viewBox="0 0 1852 1190" svg:d="M0 1190c475 0 1698-560 1819-770s-121-420-242-420c0 300-1577 690-1577 1190z">
            <text:p/>
          </draw:path>
          <draw:g>
            <draw:polygon draw:style-name="gr11" draw:text-style-name="P6" draw:layer="layout" svg:width="1.697cm" svg:height="1.819cm" svg:x="5.21cm" svg:y="15.477cm" svg:viewBox="0 0 1698 1820" draw:points="0,840 0,0 1698,980 1698,1820">
              <text:p/>
            </draw:polygon>
            <draw:polygon draw:style-name="gr12" draw:text-style-name="P7" draw:layer="layout" svg:width="1.696cm" svg:height="1.819cm" svg:x="6.908cm" svg:y="15.477cm" svg:viewBox="0 0 1697 1820" draw:points="0,1820 0,980 1697,0 1697,840">
              <text:p/>
            </draw:polygon>
            <draw:polygon draw:style-name="gr13" draw:text-style-name="P8" draw:layer="layout" svg:width="3.394cm" svg:height="1.959cm" svg:x="5.21cm" svg:y="14.497cm" svg:viewBox="0 0 3395 1960" draw:points="1698,1960 0,980 1698,0 3395,980">
              <text:p/>
            </draw:polygon>
            <draw:polygon draw:style-name="gr14" draw:text-style-name="P9" draw:layer="layout" svg:width="3.394cm" svg:height="2.799cm" svg:x="5.21cm" svg:y="14.497cm" svg:viewBox="0 0 3395 2800" draw:points="0,1820 0,980 1698,0 3395,980 3395,1820 1698,2800">
              <text:p/>
            </draw:polygon>
            <draw:polygon draw:style-name="gr15" draw:text-style-name="P4" draw:layer="layout" svg:width="0.848cm" svg:height="0.489cm" svg:x="5.695cm" svg:y="15.407cm" svg:viewBox="0 0 849 490" draw:points="121,140 728,490 849,420 242,70 363,0 0,0 0,210">
              <text:p/>
            </draw:polygon>
            <draw:polygon draw:style-name="gr16" draw:text-style-name="P4" draw:layer="layout" svg:width="0.847cm" svg:height="0.489cm" svg:x="6.544cm" svg:y="15.477cm" svg:viewBox="0 0 848 490" draw:points="605,420 484,490 848,490 848,280 727,350 121,0 0,70">
              <text:p/>
            </draw:polygon>
            <draw:polygon draw:style-name="gr17" draw:text-style-name="P4" draw:layer="layout" svg:width="0.847cm" svg:height="0.489cm" svg:x="6.423cm" svg:y="14.987cm" svg:viewBox="0 0 848 490" draw:points="121,140 727,490 848,420 242,70 363,0 0,0 0,210">
              <text:p/>
            </draw:polygon>
            <draw:polygon draw:style-name="gr18" draw:text-style-name="P4" draw:layer="layout" svg:width="0.847cm" svg:height="0.489cm" svg:x="7.272cm" svg:y="15.057cm" svg:viewBox="0 0 848 490" draw:points="605,420 484,490 848,490 848,280 727,350 121,0 0,70">
              <text:p/>
            </draw:polygon>
          </draw:g>
        </draw:g>
        <draw:g draw:style-name="gr9" xml:id="id8" draw:id="id8">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9" draw:text-style-name="P1" draw:layer="layout" svg:width="1.851cm" svg:height="1.189cm" svg:x="21.918cm" svg:y="15.862cm" svg:viewBox="0 0 1852 1190" svg:d="M0 1190c475 0 1698-560 1819-770s-121-420-242-420c0 300-1577 690-1577 1190z">
            <text:p/>
          </draw:path>
          <draw:g>
            <draw:polygon draw:style-name="gr20" draw:text-style-name="P6" draw:layer="layout" svg:width="1.697cm" svg:height="1.819cm" svg:x="20.132cm" svg:y="15.302cm" svg:viewBox="0 0 1698 1820" draw:points="0,840 0,0 1698,980 1698,1820">
              <text:p/>
            </draw:polygon>
            <draw:polygon draw:style-name="gr21" draw:text-style-name="P7" draw:layer="layout" svg:width="1.696cm" svg:height="1.819cm" svg:x="21.83cm" svg:y="15.302cm" svg:viewBox="0 0 1697 1820" draw:points="0,1820 0,980 1697,0 1697,840">
              <text:p/>
            </draw:polygon>
            <draw:polygon draw:style-name="gr22" draw:text-style-name="P8" draw:layer="layout" svg:width="3.394cm" svg:height="1.959cm" svg:x="20.132cm" svg:y="14.322cm" svg:viewBox="0 0 3395 1960" draw:points="1698,1960 0,980 1698,0 3395,980">
              <text:p/>
            </draw:polygon>
            <draw:polygon draw:style-name="gr23" draw:text-style-name="P9" draw:layer="layout" svg:width="3.394cm" svg:height="2.799cm" svg:x="20.132cm" svg:y="14.322cm" svg:viewBox="0 0 3395 2800" draw:points="0,1820 0,980 1698,0 3395,980 3395,1820 1698,2800">
              <text:p/>
            </draw:polygon>
            <draw:polygon draw:style-name="gr24" draw:text-style-name="P4" draw:layer="layout" svg:width="0.848cm" svg:height="0.489cm" svg:x="20.617cm" svg:y="15.232cm" svg:viewBox="0 0 849 490" draw:points="121,140 728,490 849,420 242,70 363,0 0,0 0,210">
              <text:p/>
            </draw:polygon>
            <draw:polygon draw:style-name="gr25" draw:text-style-name="P4" draw:layer="layout" svg:width="0.847cm" svg:height="0.489cm" svg:x="21.466cm" svg:y="15.302cm" svg:viewBox="0 0 848 490" draw:points="605,420 484,490 848,490 848,280 727,350 121,0 0,70">
              <text:p/>
            </draw:polygon>
            <draw:polygon draw:style-name="gr26" draw:text-style-name="P4" draw:layer="layout" svg:width="0.847cm" svg:height="0.489cm" svg:x="21.345cm" svg:y="14.812cm" svg:viewBox="0 0 848 490" draw:points="121,140 727,490 848,420 242,70 363,0 0,0 0,210">
              <text:p/>
            </draw:polygon>
            <draw:polygon draw:style-name="gr27" draw:text-style-name="P4" draw:layer="layout" svg:width="0.847cm" svg:height="0.489cm" svg:x="22.194cm" svg:y="14.882cm" svg:viewBox="0 0 848 490" draw:points="605,420 484,490 848,490 848,280 727,350 121,0 0,70">
              <text:p/>
            </draw:polygon>
          </draw:g>
        </draw:g>
        <draw:g xml:id="id1" draw:id="id1">
          <draw:path draw:style-name="gr28" draw:text-style-name="P1" draw:layer="layout" svg:width="1.09cm" svg:height="0.979cm" svg:x="7.467cm" svg:y="6.634cm" svg:viewBox="0 0 1091 980" svg:d="M0 980c475 0 1091-280 1091-560s-18-420-364-420c0 300-727 579-727 980z">
            <text:p/>
          </draw:path>
          <draw:path draw:style-name="gr29" draw:text-style-name="P2" draw:layer="layout" svg:width="2.666cm" svg:height="1.68cm" svg:x="5.528cm" svg:y="6.004cm" svg:viewBox="0 0 2667 1681" svg:d="M2667 0c0 0 0 1121-1 840 2 491-575 841-1331 841s-1334-350-1335-841c1 1 0-350 0-840 0 490 606 840 1334 840s1333-350 1333-840z">
            <text:p/>
          </draw:path>
          <draw:path draw:style-name="gr30" draw:text-style-name="P3" draw:layer="layout" svg:width="2.665cm" svg:height="1.678cm" svg:x="5.527cm" svg:y="5.164cm" svg:viewBox="0 0 2666 1679" svg:d="M1333 0c756 0 1333 363 1333 839s-577 840-1333 840-1333-364-1333-840 577-839 1333-839z">
            <text:p/>
          </draw:path>
          <draw:polygon draw:style-name="gr31" draw:text-style-name="P4" draw:layer="layout" svg:width="0.727cm" svg:height="0.419cm" svg:x="6.982cm" svg:y="6.074cm" svg:viewBox="0 0 728 420" draw:points="364,0 243,70 728,350 606,420 121,140 0,210 0,0">
            <text:p/>
          </draw:polygon>
          <draw:polygon draw:style-name="gr32" draw:text-style-name="P4" draw:layer="layout" svg:width="0.726cm" svg:height="0.419cm" svg:x="6.012cm" svg:y="5.514cm" svg:viewBox="0 0 727 420" draw:points="606,280 727,210 727,420 363,420 484,350 0,70 121,0">
            <text:p/>
          </draw:polygon>
          <draw:polygon draw:style-name="gr33" draw:text-style-name="P4" draw:layer="layout" svg:width="0.727cm" svg:height="0.419cm" svg:x="6.012cm" svg:y="6.074cm" svg:viewBox="0 0 728 420" draw:points="121,280 607,0 728,70 242,350 363,420 0,420 0,210">
            <text:p/>
          </draw:polygon>
          <draw:polygon draw:style-name="gr34" draw:text-style-name="P4" draw:layer="layout" svg:width="0.726cm" svg:height="0.419cm" svg:x="6.982cm" svg:y="5.514cm" svg:viewBox="0 0 727 420" draw:points="484,70 363,0 727,0 727,210 606,140 121,420 0,350">
            <text:p/>
          </draw:polygon>
          <draw:path draw:style-name="gr35" draw:text-style-name="P5" draw:layer="layout" svg:width="2.667cm" svg:height="2.519cm" svg:x="5.527cm" svg:y="5.164cm" svg:viewBox="0 0 2668 2520" svg:d="M1333 0c756 0 1335 364 1335 840l-1 840c0 490-606 840-1333 840s-1334-350-1334-840c0 0 1-840 0-841 0-476 577-839 1333-839z">
            <text:p/>
          </draw:path>
        </draw:g>
        <draw:g xml:id="id3" draw:id="id3">
          <draw:path draw:style-name="gr36" draw:text-style-name="P1" draw:layer="layout" svg:width="1.09cm" svg:height="0.979cm" svg:x="22.072cm" svg:y="6.634cm" svg:viewBox="0 0 1091 980" svg:d="M0 980c475 0 1091-280 1091-560s-18-420-364-420c0 300-727 579-727 980z">
            <text:p/>
          </draw:path>
          <draw:path draw:style-name="gr37" draw:text-style-name="P2" draw:layer="layout" svg:width="2.666cm" svg:height="1.68cm" svg:x="20.133cm" svg:y="6.004cm" svg:viewBox="0 0 2667 1681" svg:d="M2667 0c0 0 0 1121-1 840 2 491-575 841-1331 841s-1334-350-1335-841c1 1 0-350 0-840 0 490 606 840 1334 840s1333-350 1333-840z">
            <text:p/>
          </draw:path>
          <draw:path draw:style-name="gr38" draw:text-style-name="P3" draw:layer="layout" svg:width="2.665cm" svg:height="1.678cm" svg:x="20.132cm" svg:y="5.164cm" svg:viewBox="0 0 2666 1679" svg:d="M1333 0c756 0 1333 363 1333 839s-577 840-1333 840-1333-364-1333-840 577-839 1333-839z">
            <text:p/>
          </draw:path>
          <draw:polygon draw:style-name="gr39" draw:text-style-name="P4" draw:layer="layout" svg:width="0.727cm" svg:height="0.419cm" svg:x="21.587cm" svg:y="6.074cm" svg:viewBox="0 0 728 420" draw:points="364,0 243,70 728,350 606,420 121,140 0,210 0,0">
            <text:p/>
          </draw:polygon>
          <draw:polygon draw:style-name="gr40" draw:text-style-name="P4" draw:layer="layout" svg:width="0.726cm" svg:height="0.419cm" svg:x="20.617cm" svg:y="5.514cm" svg:viewBox="0 0 727 420" draw:points="606,280 727,210 727,420 363,420 484,350 0,70 121,0">
            <text:p/>
          </draw:polygon>
          <draw:polygon draw:style-name="gr41" draw:text-style-name="P4" draw:layer="layout" svg:width="0.727cm" svg:height="0.419cm" svg:x="20.617cm" svg:y="6.074cm" svg:viewBox="0 0 728 420" draw:points="121,280 607,0 728,70 242,350 363,420 0,420 0,210">
            <text:p/>
          </draw:polygon>
          <draw:polygon draw:style-name="gr42" draw:text-style-name="P4" draw:layer="layout" svg:width="0.726cm" svg:height="0.419cm" svg:x="21.587cm" svg:y="5.514cm" svg:viewBox="0 0 727 420" draw:points="484,70 363,0 727,0 727,210 606,140 121,420 0,350">
            <text:p/>
          </draw:polygon>
          <draw:path draw:style-name="gr43" draw:text-style-name="P5" draw:layer="layout" svg:width="2.667cm" svg:height="2.519cm" svg:x="20.132cm" svg:y="5.164cm" svg:viewBox="0 0 2668 2520" svg:d="M1333 0c756 0 1335 364 1335 840l-1 840c0 490-606 840-1333 840s-1334-350-1334-840c0 0 1-840 0-841 0-476 577-839 1333-839z">
            <text:p/>
          </draw:path>
        </draw:g>
        <draw:custom-shape draw:style-name="gr44" draw:text-style-name="P11" xml:id="id2" draw:id="id2" draw:layer="layout" svg:width="5.465cm" svg:height="2.369cm" svg:x="11.242cm" svg:y="1.18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0"><text:span text:style-name="T1">VEL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5" draw:text-style-name="P12" draw:layer="layout" draw:type="line" svg:x1="7.042cm" svg:y1="5.164cm" svg:x2="11.379cm" svg:y2="2.529cm" draw:start-shape="id1" draw:start-glue-point="0" draw:end-shape="id2" draw:end-glue-point="40" svg:d="M7042 5164l4337-2635" svg:viewBox="0 0 4338 2636">
          <text:p/>
        </draw:connector>
        <draw:connector draw:style-name="gr45" draw:text-style-name="P12" draw:layer="layout" draw:type="line" svg:x1="21.647cm" svg:y1="5.164cm" svg:x2="16.569cm" svg:y2="2.608cm" draw:start-shape="id3" draw:start-glue-point="0" draw:end-shape="id2" draw:end-glue-point="14" svg:d="M21647 5164l-5078-2556" svg:viewBox="0 0 5079 2557">
          <text:p/>
        </draw:connector>
        <draw:connector draw:style-name="gr45" draw:text-style-name="P12" draw:layer="layout" draw:type="line" svg:x1="7.042cm" svg:y1="7.685cm" svg:x2="7.042cm" svg:y2="10.977cm" draw:start-shape="id1" draw:start-glue-point="2" draw:end-shape="id4" draw:end-glue-point="0" svg:d="M7042 7685v3292" svg:viewBox="0 0 1 3293">
          <text:p/>
        </draw:connector>
        <draw:connector draw:style-name="gr45" draw:text-style-name="P12" draw:layer="layout" draw:type="line" svg:x1="21.647cm" svg:y1="7.685cm" svg:x2="21.741cm" svg:y2="11.124cm" draw:start-shape="id3" draw:start-glue-point="2" draw:end-shape="id5" draw:end-glue-point="0" svg:d="M21647 7685l94 3439" svg:viewBox="0 0 95 3440">
          <text:p/>
        </draw:connector>
        <draw:g xml:id="id6" draw:id="id6">
          <draw:path draw:style-name="gr46" draw:text-style-name="P1" draw:layer="layout" svg:width="0.772cm" svg:height="0.76cm" svg:x="12.057cm" svg:y="12.319cm" svg:viewBox="0 0 773 761" svg:d="M0 761c337 0 773-217 773-435 0-217-13-326-258-326 0 233-515 450-515 761z">
            <text:p/>
          </draw:path>
          <draw:path draw:style-name="gr47" draw:text-style-name="P2" draw:layer="layout" svg:width="1.889cm" svg:height="1.305cm" svg:x="10.683cm" svg:y="11.829cm" svg:viewBox="0 0 1890 1306" svg:d="M1890 0c0 0 0 871-1 652 2 382-407 654-943 654s-945-272-946-654c1 1 0-271 0-652 0 381 429 652 945 652s945-271 945-652z">
            <text:p/>
          </draw:path>
          <draw:path draw:style-name="gr48" draw:text-style-name="P3" draw:layer="layout" svg:width="1.888cm" svg:height="1.303cm" svg:x="10.682cm" svg:y="11.177cm" svg:viewBox="0 0 1889 1304" svg:d="M945 0c535 0 944 282 944 652 0 369-409 652-944 652-536 0-945-283-945-652 0-370 409-652 945-652z">
            <text:p/>
          </draw:path>
          <draw:polygon draw:style-name="gr49" draw:text-style-name="P4" draw:layer="layout" svg:width="0.515cm" svg:height="0.325cm" svg:x="11.713cm" svg:y="11.884cm" svg:viewBox="0 0 516 326" draw:points="258,0 172,54 516,272 429,326 86,109 0,163 0,0">
            <text:p/>
          </draw:polygon>
          <draw:polygon draw:style-name="gr50" draw:text-style-name="P4" draw:layer="layout" svg:width="0.514cm" svg:height="0.325cm" svg:x="11.026cm" svg:y="11.449cm" svg:viewBox="0 0 515 326" draw:points="429,217 515,163 515,326 257,326 343,272 0,54 86,0">
            <text:p/>
          </draw:polygon>
          <draw:polygon draw:style-name="gr51" draw:text-style-name="P4" draw:layer="layout" svg:width="0.515cm" svg:height="0.325cm" svg:x="11.026cm" svg:y="11.884cm" svg:viewBox="0 0 516 326" draw:points="86,217 430,0 516,54 171,272 257,326 0,326 0,163">
            <text:p/>
          </draw:polygon>
          <draw:polygon draw:style-name="gr52" draw:text-style-name="P4" draw:layer="layout" svg:width="0.514cm" svg:height="0.325cm" svg:x="11.713cm" svg:y="11.449cm" svg:viewBox="0 0 515 326" draw:points="343,54 257,0 515,0 515,163 429,109 86,326 0,272">
            <text:p/>
          </draw:polygon>
          <draw:path draw:style-name="gr53" draw:text-style-name="P5" draw:layer="layout" svg:width="1.89cm" svg:height="1.956cm" svg:x="10.682cm" svg:y="11.177cm" svg:viewBox="0 0 1891 1957" svg:d="M945 0c535 0 946 283 946 652l-1 653c0 380-429 652-945 652-515 0-945-272-945-652 0 0 1-653 0-653 0-370 409-652 945-652z">
            <text:p/>
          </draw:path>
        </draw:g>
        <draw:g xml:id="id5" draw:id="id5">
          <draw:path draw:style-name="gr54" draw:text-style-name="P1" draw:layer="layout" svg:width="0.772cm" svg:height="0.76cm" svg:x="22.042cm" svg:y="12.266cm" svg:viewBox="0 0 773 761" svg:d="M0 761c337 0 773-217 773-435 0-217-13-326-258-326 0 233-515 450-515 761z">
            <text:p/>
          </draw:path>
          <draw:path draw:style-name="gr55" draw:text-style-name="P2" draw:layer="layout" svg:width="1.889cm" svg:height="1.305cm" svg:x="20.668cm" svg:y="11.776cm" svg:viewBox="0 0 1890 1306" svg:d="M1890 0c0 0 0 871-1 652 2 382-407 654-943 654s-945-272-946-654c1 1 0-271 0-652 0 381 429 652 945 652s945-271 945-652z">
            <text:p/>
          </draw:path>
          <draw:path draw:style-name="gr56" draw:text-style-name="P3" draw:layer="layout" svg:width="1.888cm" svg:height="1.303cm" svg:x="20.667cm" svg:y="11.124cm" svg:viewBox="0 0 1889 1304" svg:d="M945 0c535 0 944 282 944 652 0 369-409 652-944 652-536 0-945-283-945-652 0-370 409-652 945-652z">
            <text:p/>
          </draw:path>
          <draw:polygon draw:style-name="gr57" draw:text-style-name="P4" draw:layer="layout" svg:width="0.515cm" svg:height="0.325cm" svg:x="21.698cm" svg:y="11.831cm" svg:viewBox="0 0 516 326" draw:points="258,0 172,54 516,272 429,326 86,109 0,163 0,0">
            <text:p/>
          </draw:polygon>
          <draw:polygon draw:style-name="gr58" draw:text-style-name="P4" draw:layer="layout" svg:width="0.514cm" svg:height="0.325cm" svg:x="21.011cm" svg:y="11.396cm" svg:viewBox="0 0 515 326" draw:points="429,217 515,163 515,326 257,326 343,272 0,54 86,0">
            <text:p/>
          </draw:polygon>
          <draw:polygon draw:style-name="gr59" draw:text-style-name="P4" draw:layer="layout" svg:width="0.515cm" svg:height="0.325cm" svg:x="21.011cm" svg:y="11.831cm" svg:viewBox="0 0 516 326" draw:points="86,217 430,0 516,54 171,272 257,326 0,326 0,163">
            <text:p/>
          </draw:polygon>
          <draw:polygon draw:style-name="gr60" draw:text-style-name="P4" draw:layer="layout" svg:width="0.514cm" svg:height="0.325cm" svg:x="21.698cm" svg:y="11.396cm" svg:viewBox="0 0 515 326" draw:points="343,54 257,0 515,0 515,163 429,109 86,326 0,272">
            <text:p/>
          </draw:polygon>
          <draw:path draw:style-name="gr61" draw:text-style-name="P5" draw:layer="layout" svg:width="1.89cm" svg:height="1.956cm" svg:x="20.667cm" svg:y="11.124cm" svg:viewBox="0 0 1891 1957" svg:d="M945 0c535 0 946 283 946 652l-1 653c0 380-429 652-945 652-515 0-945-272-945-652 0 0 1-653 0-653 0-370 409-652 945-652z">
            <text:p/>
          </draw:path>
        </draw:g>
        <draw:connector draw:style-name="gr62" draw:text-style-name="P13" draw:layer="layout" svg:x1="11.756cm" svg:y1="11.177cm" svg:x2="8.558cm" svg:y2="6.424cm" draw:start-shape="id6" draw:start-glue-point="0" draw:end-shape="id1" draw:end-glue-point="1" svg:d="M11756 11177v-4753h-3198" svg:viewBox="0 0 3199 4754">
          <text:p/>
        </draw:connector>
        <draw:connector draw:style-name="gr62" draw:text-style-name="P13" draw:layer="layout" svg:x1="5.527cm" svg:y1="12.237cm" svg:x2="5.21cm" svg:y2="15.897cm" draw:start-shape="id4" draw:start-glue-point="3" draw:end-shape="id7" draw:end-glue-point="3" svg:d="M5527 12237h-838v3660h521" svg:viewBox="0 0 839 3661">
          <text:p/>
        </draw:connector>
        <draw:connector draw:style-name="gr62" draw:text-style-name="P13" draw:layer="layout" svg:x1="8.419cm" svg:y1="15.868cm" svg:x2="11.756cm" svg:y2="13.135cm" draw:start-shape="id7" draw:start-glue-point="7" draw:end-shape="id6" draw:end-glue-point="2" svg:d="M8419 15868h3337v-2733" svg:viewBox="0 0 3338 2734">
          <text:p/>
        </draw:connector>
        <draw:connector draw:style-name="gr63" draw:text-style-name="P12" draw:layer="layout" draw:type="line" svg:x1="12.83cm" svg:y1="12.156cm" svg:x2="20.667cm" svg:y2="12.103cm" draw:start-shape="id6" draw:end-shape="id5" draw:end-glue-point="3" svg:d="M12830 12156l7837-53" svg:viewBox="0 0 7838 54">
          <text:p/>
        </draw:connector>
        <draw:connector draw:style-name="gr45" draw:text-style-name="P12" draw:layer="layout" draw:type="line" svg:x1="21.741cm" svg:y1="13.082cm" svg:x2="21.738cm" svg:y2="14.322cm" draw:start-shape="id5" draw:start-glue-point="2" draw:end-shape="id8" draw:end-glue-point="4" svg:d="M21741 13082l-3 1240" svg:viewBox="0 0 4 1241">
          <text:p/>
        </draw:connector>
        <draw:frame draw:style-name="gr64" draw:text-style-name="P14" draw:layer="layout" svg:width="1.806cm" svg:height="0.962cm" svg:x="12.503cm" svg:y="10.86cm">
          <draw:text-box>
            <text:p>VPN</text:p>
          </draw:text-box>
        </draw:frame>
        <draw:frame draw:style-name="gr64" draw:text-style-name="P14" draw:layer="layout" svg:width="1.806cm" svg:height="0.962cm" svg:x="22.072cm" svg:y="10.46cm">
          <draw:text-box>
            <text:p>VPN</text:p>
          </draw:text-box>
        </draw:frame>
        <draw:frame draw:style-name="gr65" draw:text-style-name="P14" draw:layer="layout" svg:width="3.812cm" svg:height="0.962cm" svg:x="8.067cm" svg:y="5.145cm">
          <draw:text-box>
            <text:p>Router Velo</text:p>
          </draw:text-box>
        </draw:frame>
        <draw:frame draw:style-name="gr65" draw:text-style-name="P14" draw:layer="layout" svg:width="3.812cm" svg:height="0.962cm" svg:x="22.69cm" svg:y="4.725cm">
          <draw:text-box>
            <text:p>Router Velo</text:p>
          </draw:text-box>
        </draw:frame>
        <draw:frame draw:style-name="gr66" draw:text-style-name="P14" draw:layer="layout" svg:width="3.956cm" svg:height="0.962cm" svg:x="2.352cm" svg:y="10.098cm">
          <draw:text-box>
            <text:p>Router BOH</text:p>
          </draw:text-box>
        </draw:frame>
        <draw:g draw:style-name="gr9" xml:id="id12" draw:id="id12">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67" draw:text-style-name="P1" draw:layer="layout" svg:width="0.781cm" svg:height="0.289cm" svg:x="24.818cm" svg:y="15.908cm" svg:viewBox="0 0 782 290" svg:d="M0 287c102 0 782 24 782-72 0-95-270-215-372-215 0 72-410 191-410 287z">
            <text:p/>
          </draw:path>
          <draw:g>
            <draw:polygon draw:style-name="gr68" draw:text-style-name="P15" draw:layer="layout" svg:width="0.371cm" svg:height="0.693cm" svg:x="24.812cm" svg:y="15.513cm" svg:viewBox="0 0 372 694" draw:points="372,455 372,0 0,215 0,694">
              <text:p/>
            </draw:polygon>
            <draw:polygon draw:style-name="gr69" draw:text-style-name="P16" draw:layer="layout" svg:width="0.26cm" svg:height="0.166cm" svg:x="24.961cm" svg:y="15.824cm" svg:viewBox="0 0 261 167" draw:points="186,167 261,120 75,0 0,48">
              <text:p/>
            </draw:polygon>
            <draw:polygon draw:style-name="gr70" draw:text-style-name="P15" draw:layer="layout" svg:width="0.074cm" svg:height="0.645cm" svg:x="25.222cm" svg:y="15.489cm" svg:viewBox="0 0 75 646" draw:points="75,598 75,0 0,48 0,646">
              <text:p/>
            </draw:polygon>
            <draw:polygon draw:style-name="gr71" draw:text-style-name="P17" draw:layer="layout" svg:width="0.26cm" svg:height="0.645cm" svg:x="24.961cm" svg:y="15.489cm" svg:viewBox="0 0 261 646" draw:points="261,646 261,48 186,0 186,502 0,383 0,478">
              <text:p/>
            </draw:polygon>
            <draw:polygon draw:style-name="gr72" draw:text-style-name="P15" draw:layer="layout" svg:width="0.371cm" svg:height="0.717cm" svg:x="25.557cm" svg:y="15.13cm" svg:viewBox="0 0 372 718" draw:points="372,478 372,0 0,239 0,718">
              <text:p/>
            </draw:polygon>
            <draw:polygon draw:style-name="gr73" draw:text-style-name="P17" draw:layer="layout" svg:width="0.744cm" svg:height="0.956cm" svg:x="24.812cm" svg:y="14.891cm" svg:viewBox="0 0 745 957" draw:points="745,957 745,478 0,0 0,478">
              <text:p/>
            </draw:polygon>
            <draw:line draw:style-name="gr74" draw:text-style-name="P18" draw:layer="layout" svg:x1="25.716cm" svg:y1="15.729cm" svg:x2="25.641cm" svg:y2="15.681cm">
              <text:p/>
            </draw:line>
            <draw:path draw:style-name="gr75" draw:text-style-name="P17" draw:layer="layout" svg:width="0.297cm" svg:height="0.419cm" svg:x="25.604cm" svg:y="15.279cm" svg:viewBox="0 0 298 420" svg:d="M149 19c-74 48-149 191-149 287 0 95 75 143 149 95 75-47 149-191 149-287 0-95-74-143-149-95z">
              <text:p/>
            </draw:path>
            <draw:path draw:style-name="gr76" draw:text-style-name="P19" draw:layer="layout" svg:width="0.278cm" svg:height="0.419cm" svg:x="25.706cm" svg:y="15.332cm" svg:viewBox="0 0 279 420" svg:d="M149 19c-74 47-149 191-149 287 0 95 75 143 149 95 75-48 130-189 130-285s-55-145-130-97z">
              <text:p/>
            </draw:path>
            <draw:line draw:style-name="gr77" draw:text-style-name="P18" draw:layer="layout" svg:x1="25.94cm" svg:y1="15.346cm" svg:x2="25.828cm" svg:y2="15.274cm">
              <text:p/>
            </draw:line>
            <draw:polygon draw:style-name="gr78" draw:text-style-name="P16" draw:layer="layout" svg:width="1.116cm" svg:height="0.717cm" svg:x="24.812cm" svg:y="14.652cm" svg:viewBox="0 0 1117 718" draw:points="745,718 1117,478 372,0 0,239">
              <text:p/>
            </draw:polygon>
            <draw:path draw:style-name="gr79" draw:text-style-name="P9" draw:layer="layout" svg:width="1.171cm" svg:height="1.554cm" svg:x="24.812cm" svg:y="14.652cm" svg:viewBox="0 0 1172 1555" svg:d="M1117 478l-745-478-372 239v479l298 191-298 167v479l261-168 149 96 74-48v-406l261 167c0 0 124-80 186-120 149 96 335-311 186-382z">
              <text:p/>
            </draw:path>
          </draw:g>
        </draw:g>
        <draw:g draw:style-name="gr9" xml:id="id10" draw:id="id10">
          <draw:glue-point draw:id="4" svg:x="2.589cm" svg:y="-3.461cm"/>
          <draw:glue-point draw:id="5" svg:x="2.589cm" svg:y="-2.076cm"/>
          <draw:glue-point draw:id="6" svg:x="2.589cm" svg:y="-0.384cm"/>
          <draw:glue-point draw:id="7" svg:x="2.589cm" svg:y="5cm"/>
          <draw:glue-point draw:id="8" svg:x="-2.23cm" svg:y="2.692cm"/>
          <draw:glue-point draw:id="9" svg:x="-4.64cm" svg:y="-1.923cm"/>
          <draw:glue-point draw:id="10" svg:x="-2.23cm" svg:y="-3.461cm"/>
          <draw:path draw:style-name="gr80" draw:text-style-name="P1" draw:layer="layout" svg:width="0.781cm" svg:height="0.289cm" svg:x="9.358cm" svg:y="18.766cm" svg:viewBox="0 0 782 290" svg:d="M0 287c102 0 782 24 782-72 0-95-270-215-372-215 0 72-410 191-410 287z">
            <text:p/>
          </draw:path>
          <draw:g>
            <draw:polygon draw:style-name="gr81" draw:text-style-name="P15" draw:layer="layout" svg:width="0.371cm" svg:height="0.693cm" svg:x="9.352cm" svg:y="18.371cm" svg:viewBox="0 0 372 694" draw:points="372,455 372,0 0,215 0,694">
              <text:p/>
            </draw:polygon>
            <draw:polygon draw:style-name="gr82" draw:text-style-name="P16" draw:layer="layout" svg:width="0.26cm" svg:height="0.166cm" svg:x="9.501cm" svg:y="18.682cm" svg:viewBox="0 0 261 167" draw:points="186,167 261,120 75,0 0,48">
              <text:p/>
            </draw:polygon>
            <draw:polygon draw:style-name="gr83" draw:text-style-name="P15" draw:layer="layout" svg:width="0.074cm" svg:height="0.645cm" svg:x="9.762cm" svg:y="18.347cm" svg:viewBox="0 0 75 646" draw:points="75,598 75,0 0,48 0,646">
              <text:p/>
            </draw:polygon>
            <draw:polygon draw:style-name="gr84" draw:text-style-name="P17" draw:layer="layout" svg:width="0.26cm" svg:height="0.645cm" svg:x="9.501cm" svg:y="18.347cm" svg:viewBox="0 0 261 646" draw:points="261,646 261,48 186,0 186,502 0,383 0,478">
              <text:p/>
            </draw:polygon>
            <draw:polygon draw:style-name="gr85" draw:text-style-name="P15" draw:layer="layout" svg:width="0.371cm" svg:height="0.717cm" svg:x="10.097cm" svg:y="17.988cm" svg:viewBox="0 0 372 718" draw:points="372,478 372,0 0,239 0,718">
              <text:p/>
            </draw:polygon>
            <draw:polygon draw:style-name="gr86" draw:text-style-name="P17" draw:layer="layout" svg:width="0.744cm" svg:height="0.956cm" svg:x="9.352cm" svg:y="17.749cm" svg:viewBox="0 0 745 957" draw:points="745,957 745,478 0,0 0,478">
              <text:p/>
            </draw:polygon>
            <draw:line draw:style-name="gr87" draw:text-style-name="P18" draw:layer="layout" svg:x1="10.256cm" svg:y1="18.587cm" svg:x2="10.181cm" svg:y2="18.539cm">
              <text:p/>
            </draw:line>
            <draw:path draw:style-name="gr88" draw:text-style-name="P17" draw:layer="layout" svg:width="0.297cm" svg:height="0.419cm" svg:x="10.144cm" svg:y="18.137cm" svg:viewBox="0 0 298 420" svg:d="M149 19c-74 48-149 191-149 287 0 95 75 143 149 95 75-47 149-191 149-287 0-95-74-143-149-95z">
              <text:p/>
            </draw:path>
            <draw:path draw:style-name="gr89" draw:text-style-name="P19" draw:layer="layout" svg:width="0.278cm" svg:height="0.419cm" svg:x="10.246cm" svg:y="18.19cm" svg:viewBox="0 0 279 420" svg:d="M149 19c-74 47-149 191-149 287 0 95 75 143 149 95 75-48 130-189 130-285s-55-145-130-97z">
              <text:p/>
            </draw:path>
            <draw:line draw:style-name="gr90" draw:text-style-name="P18" draw:layer="layout" svg:x1="10.48cm" svg:y1="18.204cm" svg:x2="10.368cm" svg:y2="18.132cm">
              <text:p/>
            </draw:line>
            <draw:polygon draw:style-name="gr91" draw:text-style-name="P16" draw:layer="layout" svg:width="1.116cm" svg:height="0.717cm" svg:x="9.352cm" svg:y="17.51cm" svg:viewBox="0 0 1117 718" draw:points="745,718 1117,478 372,0 0,239">
              <text:p/>
            </draw:polygon>
            <draw:path draw:style-name="gr92" draw:text-style-name="P9" draw:layer="layout" svg:width="1.171cm" svg:height="1.554cm" svg:x="9.352cm" svg:y="17.51cm" svg:viewBox="0 0 1172 1555" svg:d="M1117 478l-745-478-372 239v479l298 191-298 167v479l261-168 149 96 74-48v-406l261 167c0 0 124-80 186-120 149 96 335-311 186-382z">
              <text:p/>
            </draw:path>
          </draw:g>
        </draw:g>
        <draw:g draw:style-name="gr9" xml:id="id9" draw:id="id9">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3" draw:text-style-name="P1" draw:layer="layout" svg:width="0.931cm" svg:height="0.792cm" svg:x="2.925cm" svg:y="17.987cm" svg:viewBox="0 0 932 793" svg:d="M1 793c77 0 931-493 931-643s-120-150-198-150c0 64-761 321-733 793z">
            <text:p/>
          </draw:path>
          <draw:g>
            <draw:polygon draw:style-name="gr94" draw:text-style-name="P17" draw:layer="layout" svg:width="0.987cm" svg:height="1.178cm" svg:x="1.881cm" svg:y="17.558cm" svg:viewBox="0 0 988 1179" draw:points="0,429 0,0 988,750 988,1179">
              <text:p/>
            </draw:polygon>
            <draw:polygon draw:style-name="gr95" draw:text-style-name="P20" draw:layer="layout" svg:width="0.845cm" svg:height="1.071cm" svg:x="2.869cm" svg:y="17.665cm" svg:viewBox="0 0 846 1072" draw:points="0,1072 0,643 846,0 846,429">
              <text:p/>
            </draw:polygon>
            <draw:polygon draw:style-name="gr96" draw:text-style-name="P16" draw:layer="layout" svg:width="1.833cm" svg:height="1.392cm" svg:x="1.881cm" svg:y="16.915cm" svg:viewBox="0 0 1834 1393" draw:points="988,1393 0,643 846,0 1834,750">
              <text:p/>
            </draw:polygon>
            <draw:line draw:style-name="gr97" draw:text-style-name="P18" draw:layer="layout" svg:x1="2.22cm" svg:y1="17.901cm" svg:x2="2.22cm" svg:y2="18.158cm">
              <text:p/>
            </draw:line>
            <draw:line draw:style-name="gr98" draw:text-style-name="P18" draw:layer="layout" svg:x1="2.842cm" svg:y1="18.45cm" svg:x2="2.39cm" svg:y2="18.107cm">
              <text:p/>
            </draw:line>
            <draw:line draw:style-name="gr99" draw:text-style-name="P18" draw:layer="layout" svg:x1="2.387cm" svg:y1="18.03cm" svg:x2="2.387cm" svg:y2="18.116cm">
              <text:p/>
            </draw:line>
            <draw:line draw:style-name="gr100" draw:text-style-name="P18" draw:layer="layout" svg:x1="2.839cm" svg:y1="18.373cm" svg:x2="2.839cm" svg:y2="18.459cm">
              <text:p/>
            </draw:line>
            <draw:line draw:style-name="gr101" draw:text-style-name="P18" draw:layer="layout" svg:x1="2.839cm" svg:y1="18.373cm" svg:x2="2.387cm" svg:y2="18.03cm">
              <text:p/>
            </draw:line>
            <draw:polygon draw:style-name="gr102" draw:text-style-name="P21" draw:layer="layout" svg:width="0.055cm" svg:height="0.128cm" svg:x="2.277cm" svg:y="17.944cm" svg:viewBox="0 0 56 129" draw:points="0,86 0,0 56,43 56,129">
              <text:p/>
            </draw:polygon>
            <draw:line draw:style-name="gr103" draw:text-style-name="P18" draw:layer="layout" svg:x1="2.164cm" svg:y1="17.858cm" svg:x2="2.164cm" svg:y2="18.115cm">
              <text:p/>
            </draw:line>
            <draw:line draw:style-name="gr104" draw:text-style-name="P18" draw:layer="layout" svg:x1="2.107cm" svg:y1="17.815cm" svg:x2="2.107cm" svg:y2="18.072cm">
              <text:p/>
            </draw:line>
            <draw:line draw:style-name="gr105" draw:text-style-name="P18" draw:layer="layout" svg:x1="2.051cm" svg:y1="17.772cm" svg:x2="2.051cm" svg:y2="18.029cm">
              <text:p/>
            </draw:line>
            <draw:line draw:style-name="gr106" draw:text-style-name="P18" draw:layer="layout" svg:x1="1.994cm" svg:y1="17.729cm" svg:x2="1.994cm" svg:y2="17.986cm">
              <text:p/>
            </draw:line>
            <draw:line draw:style-name="gr107" draw:text-style-name="P18" draw:layer="layout" svg:x1="1.938cm" svg:y1="17.687cm" svg:x2="1.938cm" svg:y2="17.944cm">
              <text:p/>
            </draw:line>
            <draw:polygon draw:style-name="gr108" draw:text-style-name="P17" draw:layer="layout" svg:width="0.055cm" svg:height="0.471cm" svg:x="1.825cm" svg:y="17.515cm" svg:viewBox="0 0 56 472" draw:points="0,429 0,0 56,43 56,472">
              <text:p/>
            </draw:polygon>
            <draw:polygon draw:style-name="gr109" draw:text-style-name="P17" draw:layer="layout" svg:width="0.055cm" svg:height="0.471cm" svg:x="2.869cm" svg:y="18.308cm" svg:viewBox="0 0 56 472" draw:points="0,429 0,0 56,43 56,472">
              <text:p/>
            </draw:polygon>
            <draw:polygon draw:style-name="gr110" draw:text-style-name="P9" draw:layer="layout" svg:width="1.89cm" svg:height="1.864cm" svg:x="1.825cm" svg:y="16.915cm" svg:viewBox="0 0 1891 1865" draw:points="0,1029 0,600 56,643 903,0 1891,750 1891,1179 1101,1779 1101,1865">
              <text:p/>
            </draw:polygon>
          </draw:g>
        </draw:g>
        <draw:g draw:style-name="gr9" xml:id="id11" draw:id="id11">
          <draw:glue-point draw:id="4" svg:x="-0.729cm" svg:y="5cm"/>
          <draw:glue-point draw:id="5" svg:x="-4.246cm" svg:y="3.73cm"/>
          <draw:glue-point draw:id="6" svg:x="2.788cm" svg:y="3.73cm"/>
          <draw:path draw:style-name="gr111" draw:text-style-name="P1" draw:layer="layout" svg:width="0.47cm" svg:height="0.462cm" svg:x="18.178cm" svg:y="15.634cm" svg:viewBox="0 0 471 463" svg:d="M0 463c113 0 372 0 454-232 82-231-165-231-206-231 0 99-248 330-248 463z">
            <text:p/>
          </draw:path>
          <draw:g>
            <draw:path draw:style-name="gr112" draw:text-style-name="P15" draw:layer="layout" svg:width="0.577cm" svg:height="1.072cm" svg:x="17.889cm" svg:y="15.007cm" svg:viewBox="0 0 578 1073" svg:d="M0 826l83-826c0 198 412 198 412 0l83 826c0 330-578 330-578 0z">
              <text:p/>
            </draw:path>
            <draw:path draw:style-name="gr113" draw:text-style-name="P22" draw:layer="layout" svg:width="0.411cm" svg:height="0.329cm" svg:x="17.972cm" svg:y="14.843cm" svg:viewBox="0 0 412 330" svg:d="M356 45c75 60 75 180 0 240s-225 60-300 0-75-180 0-240c76-60 225-60 300 0z">
              <text:p/>
            </draw:path>
            <draw:path draw:style-name="gr114" draw:text-style-name="P9" draw:layer="layout" svg:width="0.577cm" svg:height="1.245cm" svg:x="17.889cm" svg:y="14.834cm" svg:viewBox="0 0 578 1246" svg:d="M0 999l83-825c0-232 412-232 412 0l83 825c0 330-578 330-578 0z">
              <text:p/>
            </draw:path>
            <draw:polygon draw:style-name="gr115" draw:text-style-name="P23" draw:layer="layout" svg:width="0.082cm" svg:height="0.759cm" svg:x="18.136cm" svg:y="14.248cm" svg:viewBox="0 0 83 760" draw:points="41,760 41,132 0,66 41,0 83,66 41,132">
              <text:p/>
            </draw:polygon>
            <draw:path draw:style-name="gr116" draw:text-style-name="P18" draw:layer="layout" svg:width="0.061cm" svg:height="0.263cm" svg:x="18.219cm" svg:y="14.182cm" svg:viewBox="0 0 62 264" svg:d="M0 0c83 66 83 198 0 264">
              <text:p/>
            </draw:path>
            <draw:path draw:style-name="gr117" draw:text-style-name="P18" draw:layer="layout" svg:width="0.061cm" svg:height="0.263cm" svg:x="18.075cm" svg:y="14.182cm" svg:viewBox="0 0 62 264" svg:d="M62 0c-83 66-83 198 0 264">
              <text:p/>
            </draw:path>
            <draw:path draw:style-name="gr118" draw:text-style-name="P18" draw:layer="layout" svg:width="0.061cm" svg:height="0.329cm" svg:x="17.992cm" svg:y="14.149cm" svg:viewBox="0 0 62 330" svg:d="M62 0c-83 66-83 264 0 330">
              <text:p/>
            </draw:path>
            <draw:path draw:style-name="gr119" draw:text-style-name="P18" draw:layer="layout" svg:width="0.061cm" svg:height="0.329cm" svg:x="18.302cm" svg:y="14.149cm" svg:viewBox="0 0 62 330" svg:d="M0 0c83 66 83 264 0 330">
              <text:p/>
            </draw:path>
            <draw:path draw:style-name="gr120" draw:text-style-name="P18" draw:layer="layout" svg:width="0.061cm" svg:height="0.462cm" svg:x="17.91cm" svg:y="14.083cm" svg:viewBox="0 0 62 463" svg:d="M62 0c-83 66-83 396 0 463">
              <text:p/>
            </draw:path>
            <draw:path draw:style-name="gr121" draw:text-style-name="P18" draw:layer="layout" svg:width="0.061cm" svg:height="0.462cm" svg:x="18.384cm" svg:y="14.083cm" svg:viewBox="0 0 62 463" svg:d="M0 0c83 66 83 396 0 463">
              <text:p/>
            </draw:path>
            <draw:path draw:style-name="gr122" draw:text-style-name="P18" draw:layer="layout" svg:width="0.061cm" svg:height="0.593cm" svg:x="17.827cm" svg:y="14.017cm" svg:viewBox="0 0 62 594" svg:d="M62 0c-83 66-83 528 0 594">
              <text:p/>
            </draw:path>
            <draw:path draw:style-name="gr123" draw:text-style-name="P18" draw:layer="layout" svg:width="0.061cm" svg:height="0.593cm" svg:x="18.467cm" svg:y="14.017cm" svg:viewBox="0 0 62 594" svg:d="M0 0c83 66 83 528 0 594">
              <text:p/>
            </draw:path>
          </draw:g>
        </draw:g>
        <draw:connector draw:style-name="gr45" draw:text-style-name="P12" draw:layer="layout" draw:type="line" svg:x1="3.715cm" svg:y1="17.889cm" svg:x2="5.96cm" svg:y2="16.701cm" draw:start-shape="id9" draw:start-glue-point="7" draw:end-shape="id7" draw:end-glue-point="10" svg:d="M3715 17889l2245-1188" svg:viewBox="0 0 2246 1189">
          <text:p/>
        </draw:connector>
        <draw:connector draw:style-name="gr45" draw:text-style-name="P12" draw:layer="layout" draw:type="line" svg:x1="6.816cm" svg:y1="17.297cm" svg:x2="9.677cm" svg:y2="17.749cm" draw:start-shape="id7" draw:start-glue-point="9" draw:end-shape="id10" draw:end-glue-point="10" svg:d="M6816 17297l2861 452" svg:viewBox="0 0 2862 453">
          <text:p/>
        </draw:connector>
        <draw:connector draw:style-name="gr45" draw:text-style-name="P12" draw:layer="layout" draw:type="line" svg:x1="18.649cm" svg:y1="15.057cm" svg:x2="20.132cm" svg:y2="16.287cm" draw:start-shape="id11" draw:start-glue-point="1" draw:end-shape="id8" draw:end-glue-point="11" svg:d="M18649 15057l1483 1230" svg:viewBox="0 0 1484 1231">
          <text:p/>
        </draw:connector>
        <draw:connector draw:style-name="gr45" draw:text-style-name="P12" draw:layer="layout" draw:type="line" svg:x1="23.341cm" svg:y1="15.216cm" svg:x2="25.398cm" svg:y2="14.652cm" draw:start-shape="id8" draw:start-glue-point="6" draw:end-shape="id12" draw:end-glue-point="0" svg:d="M23341 15216l2057-564" svg:viewBox="0 0 2058 565">
          <text:p/>
        </draw:connector>
        <draw:g draw:style-name="gr9" xml:id="id13" draw:id="id13">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4" draw:text-style-name="P1" draw:layer="layout" svg:width="1.019cm" svg:height="0.809cm" svg:x="6.33cm" svg:y="18.922cm" svg:viewBox="0 0 1020 810" svg:d="M1 810c84 0 1019-503 1019-657 0-153-132-153-217-153 0 66-833 328-802 810z">
            <text:p/>
          </draw:path>
          <draw:g>
            <draw:polygon draw:style-name="gr125" draw:text-style-name="P24" draw:layer="layout" svg:width="1.079cm" svg:height="1.203cm" svg:x="5.189cm" svg:y="18.484cm" svg:viewBox="0 0 1080 1204" draw:points="0,438 0,0 1080,766 1080,1204">
              <text:p/>
            </draw:polygon>
            <draw:polygon draw:style-name="gr126" draw:text-style-name="P25" draw:layer="layout" svg:width="0.925cm" svg:height="1.094cm" svg:x="6.269cm" svg:y="18.593cm" svg:viewBox="0 0 926 1095" draw:points="0,1095 0,657 926,0 926,438">
              <text:p/>
            </draw:polygon>
            <draw:polygon draw:style-name="gr127" draw:text-style-name="P26" draw:layer="layout" svg:width="2.006cm" svg:height="1.422cm" svg:x="5.189cm" svg:y="17.827cm" svg:viewBox="0 0 2007 1423" draw:points="1080,1423 0,657 926,0 2007,766">
              <text:p/>
            </draw:polygon>
            <draw:line draw:style-name="gr128" draw:text-style-name="P18" draw:layer="layout" svg:x1="5.559cm" svg:y1="18.834cm" svg:x2="5.559cm" svg:y2="19.097cm">
              <text:p/>
            </draw:line>
            <draw:line draw:style-name="gr129" draw:text-style-name="P18" draw:layer="layout" svg:x1="6.239cm" svg:y1="19.395cm" svg:x2="5.745cm" svg:y2="19.045cm">
              <text:p/>
            </draw:line>
            <draw:line draw:style-name="gr130" draw:text-style-name="P18" draw:layer="layout" svg:x1="5.742cm" svg:y1="18.966cm" svg:x2="5.742cm" svg:y2="19.054cm">
              <text:p/>
            </draw:line>
            <draw:line draw:style-name="gr131" draw:text-style-name="P18" draw:layer="layout" svg:x1="6.236cm" svg:y1="19.316cm" svg:x2="6.236cm" svg:y2="19.404cm">
              <text:p/>
            </draw:line>
            <draw:line draw:style-name="gr132" draw:text-style-name="P18" draw:layer="layout" svg:x1="6.236cm" svg:y1="19.316cm" svg:x2="5.742cm" svg:y2="18.966cm">
              <text:p/>
            </draw:line>
            <draw:polygon draw:style-name="gr133" draw:text-style-name="P21" draw:layer="layout" svg:width="0.061cm" svg:height="0.13cm" svg:x="5.621cm" svg:y="18.878cm" svg:viewBox="0 0 62 131" draw:points="0,88 0,0 62,44 62,131">
              <text:p/>
            </draw:polygon>
            <draw:line draw:style-name="gr134" draw:text-style-name="P18" draw:layer="layout" svg:x1="5.498cm" svg:y1="18.79cm" svg:x2="5.498cm" svg:y2="19.053cm">
              <text:p/>
            </draw:line>
            <draw:line draw:style-name="gr135" draw:text-style-name="P18" draw:layer="layout" svg:x1="5.436cm" svg:y1="18.747cm" svg:x2="5.436cm" svg:y2="19.01cm">
              <text:p/>
            </draw:line>
            <draw:line draw:style-name="gr136" draw:text-style-name="P18" draw:layer="layout" svg:x1="5.374cm" svg:y1="18.703cm" svg:x2="5.374cm" svg:y2="18.966cm">
              <text:p/>
            </draw:line>
            <draw:line draw:style-name="gr137" draw:text-style-name="P18" draw:layer="layout" svg:x1="5.312cm" svg:y1="18.659cm" svg:x2="5.312cm" svg:y2="18.922cm">
              <text:p/>
            </draw:line>
            <draw:line draw:style-name="gr138" draw:text-style-name="P18" draw:layer="layout" svg:x1="5.251cm" svg:y1="18.615cm" svg:x2="5.251cm" svg:y2="18.878cm">
              <text:p/>
            </draw:line>
            <draw:polygon draw:style-name="gr139" draw:text-style-name="P24" draw:layer="layout" svg:width="0.061cm" svg:height="0.481cm" svg:x="5.127cm" svg:y="18.44cm" svg:viewBox="0 0 62 482" draw:points="0,438 0,0 62,44 62,482">
              <text:p/>
            </draw:polygon>
            <draw:polygon draw:style-name="gr140" draw:text-style-name="P24" draw:layer="layout" svg:width="0.061cm" svg:height="0.481cm" svg:x="6.269cm" svg:y="19.25cm" svg:viewBox="0 0 62 482" draw:points="0,438 0,0 62,44 62,482">
              <text:p/>
            </draw:polygon>
            <draw:polygon draw:style-name="gr141" draw:text-style-name="P9" draw:layer="layout" svg:width="2.068cm" svg:height="1.904cm" svg:x="5.127cm" svg:y="17.827cm" svg:viewBox="0 0 2069 1905" draw:points="0,1051 0,613 62,657 988,0 2069,766 2069,1204 1204,1817 1204,1905">
              <text:p/>
            </draw:polygon>
          </draw:g>
        </draw:g>
        <draw:connector draw:style-name="gr45" draw:text-style-name="P12" draw:layer="layout" draw:type="line" svg:x1="6.816cm" svg:y1="17.297cm" svg:x2="6.238cm" svg:y2="17.827cm" draw:start-shape="id7" draw:start-glue-point="9" draw:end-shape="id13" svg:d="M6816 17297l-578 530" svg:viewBox="0 0 579 531">
          <text:p/>
        </draw:connector>
        <draw:frame draw:style-name="gr142" draw:text-style-name="P14" draw:layer="layout" svg:width="2.229cm" svg:height="0.962cm" svg:x="1.628cm" svg:y="16.03cm">
          <draw:text-box>
            <text:p>CCTV</text:p>
          </draw:text-box>
        </draw:frame>
        <draw:frame draw:style-name="gr142" draw:text-style-name="P14" draw:layer="layout" svg:width="1.349cm" svg:height="0.962cm" svg:x="4.445cm" svg:y="19.097cm">
          <draw:text-box>
            <text:p>AP</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Blue_20_Square_20_BR" draw:display-name="Light Blue Square BR" draw:style="square" draw:cx="30%" draw:cy="30%" draw:start-color="#93d4f0" draw:end-color="#e9f6fc" draw:start-intensity="100%" draw:end-intensity="100%" draw:angle="0deg" draw:border="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Axial_20_H" draw:display-name="VRT Light Axial H" draw:style="axial" draw:start-color="#7fb9dd" draw:end-color="#0073bc" draw:start-intensity="100%" draw:end-intensity="100%" draw:angle="18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I Putu Gede Sujarta Jaya</meta:initial-creator>
    <meta:creation-date>2024-05-21T10:52:12.127000000</meta:creation-date>
    <dc:date>2024-05-21T11:07:49.617000000</dc:date>
    <dc:creator>I Putu Gede Sujarta Jaya</dc:creator>
    <meta:editing-duration>PT15M39S</meta:editing-duration>
    <meta:editing-cycles>1</meta:editing-cycles>
    <meta:document-statistic meta:object-count="174"/>
    <meta:generator>LibreOffice/7.5.3.2$Windows_X86_64 LibreOffice_project/9f56dff12ba03b9acd7730a5a481eea045e468f3</meta:generator>
  </office:meta>
</office:document-meta>
</file>